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dc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cho “enter the value of a b c” read a</text:p>
      <text:p text:style-name="Standard"/>
      <text:p text:style-name="Standard">read b</text:p>
      <text:p text:style-name="Standard"/>
      <text:p text:style-name="Standard">read c</text:p>
      <text:p text:style-name="Standard"/>
      <text:p text:style-name="Standard">if test $a -gt $b -a $a -gt $c then</text:p>
      <text:p text:style-name="Standard"/>
      <text:p text:style-name="Standard">else</text:p>
      <text:p text:style-name="Standard"/>
      <text:p text:style-name="Standard">echo “a is greates<text:span text:style-name="T1">t”</text:span></text:p>
      <text:p text:style-name="Standard"/>
      <text:p text:style-name="Standard">if test $b -gt $c then</text:p>
      <text:p text:style-name="Standard"/>
      <text:p text:style-name="Standard">f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03:41.091000000</dc:date>
    <meta:editing-duration>PT6M6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8" meta:word-count="36" meta:character-count="133" meta:non-whitespace-character-count="105"/>
  </office:meta>
</office:document-meta>
</file>